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text-align="center"/>
    </style:style>
    <style:style style:name="T1" style:family="text">
      <style:text-properties fo:font-size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15.875cm" svg:height="0.635cm" svg:x="0.1cm" svg:y="0.1cm">
          <text:p text:style-name="P1"><text:span text:style-name="T1">Objec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175cm" svg:height="0.635cm" svg:x="0.1cm" svg:y="1.37cm">
          <text:p text:style-name="P1"><text:span text:style-name="T1">Comparabl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37cm" svg:y1="0.735cm" svg:x2="1.37cm" svg:y2="1.37cm">
          <text:p/>
        </draw:line>
        <draw:custom-shape draw:style-name="gr1" draw:text-style-name="P2" draw:layer="layout" svg:width="2.54cm" svg:height="0.635cm" svg:x="4.545cm" svg:y="1.37cm">
          <text:p text:style-name="P1"><text:span text:style-name="T1">Routin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5.815cm" svg:y1="0.735cm" svg:x2="5.815cm" svg:y2="1.37cm">
          <text:p/>
        </draw:line>
        <draw:custom-shape draw:style-name="gr1" draw:text-style-name="P2" draw:layer="layout" svg:width="3.175cm" svg:height="0.635cm" svg:x="8.355cm" svg:y="1.37cm">
          <text:p text:style-name="P1"><text:span text:style-name="T1">RexxContext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9.625cm" svg:y1="0.735cm" svg:x2="9.625cm" svg:y2="1.37cm">
          <text:p/>
        </draw:line>
        <draw:custom-shape draw:style-name="gr1" draw:text-style-name="P2" draw:layer="layout" svg:width="3.81cm" svg:height="0.635cm" svg:x="12.165cm" svg:y="1.37cm">
          <text:p text:style-name="P1"><text:span text:style-name="T1">WeakReference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4.07cm" svg:y1="0.735cm" svg:x2="14.07cm" svg:y2="1.3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en" style:country-asian="US" style:font-family-complex="'DejaVu LGC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6.08cm" fo:page-height="2.1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Win32 OpenOffice.org_project/310m19$Build-9420</meta:generator>
    <meta:initial-creator>William Ashley</meta:initial-creator>
    <meta:creation-date>2007-07-02T12:47:51</meta:creation-date>
    <dc:creator>Jean Louis Faucher</dc:creator>
    <dc:date>2009-12-12T23:27:48.93</dc:date>
    <dc:language>en-US</dc:language>
    <meta:editing-cycles>6</meta:editing-cycles>
    <meta:editing-duration>PT00H09M54S</meta:editing-duration>
    <meta:document-statistic meta:object-count="9"/>
    <meta:user-defined meta:name="Info 1"/>
    <meta:user-defined meta:name="Info 2"/>
    <meta:user-defined meta:name="Info 3"/>
    <meta:user-defined meta:name="Info 4"/>
  </office:meta>
</office:document-meta>
</file>